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B00003CA00000153CA31742E842EE1A72.svm" manifest:media-type="image/x-svm"/>
  <manifest:file-entry manifest:full-path="Pictures/100002000000024B000000CD336B20631BAC4C6D.png" manifest:media-type="image/png"/>
  <manifest:file-entry manifest:full-path="Pictures/100002000000017100000153AE84779DA1C96DEA.png" manifest:media-type="image/png"/>
  <manifest:file-entry manifest:full-path="Pictures/2000000900000C7000000C4A0A5DE475339BE054.svm" manifest:media-type="image/x-svm"/>
  <manifest:file-entry manifest:full-path="Pictures/1000020000000078000000772CF016C813119261.png" manifest:media-type="image/png"/>
  <manifest:file-entry manifest:full-path="Pictures/2000000900001AF90000081775542FA1A3953864.svm" manifest:media-type="image/x-svm"/>
  <manifest:file-entry manifest:full-path="Pictures/10000200000001050000004E9A17D58611538124.png" manifest:media-type="image/png"/>
  <manifest:file-entry manifest:full-path="Pictures/2000000B00002616000023138A200924ADB4D44D.svm" manifest:media-type="image/x-svm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19cm" svg:height="5.435cm" svg:x="6.31cm" svg:y="8.162cm">
          <draw:image xlink:href="Pictures/2000000B00003CA00000153CA31742E842EE1A72.svm" xlink:type="simple" xlink:show="embed" xlink:actuate="onLoad" loext:mime-type="image/x-svm">
            <text:p/>
          </draw:image>
          <draw:image xlink:href="Pictures/100002000000024B000000CD336B20631BAC4C6D.png" xlink:type="simple" xlink:show="embed" xlink:actuate="onLoad" loext:mime-type="image/png"/>
        </draw:frame>
        <draw:frame draw:style-name="gr1" draw:text-style-name="P1" draw:layer="layout" svg:width="3.183cm" svg:height="3.145cm" svg:x="15.843cm" svg:y="8.747cm">
          <draw:image xlink:href="Pictures/2000000900000C7000000C4A0A5DE475339BE054.svm" xlink:type="simple" xlink:show="embed" xlink:actuate="onLoad" loext:mime-type="image/x-svm">
            <text:p/>
          </draw:image>
          <draw:image xlink:href="Pictures/1000020000000078000000772CF016C813119261.png" xlink:type="simple" xlink:show="embed" xlink:actuate="onLoad" loext:mime-type="image/png"/>
        </draw:frame>
        <draw:frame draw:style-name="gr1" draw:text-style-name="P1" draw:layer="layout" svg:width="6.904cm" svg:height="2.07cm" svg:x="10.618cm" svg:y="9.845cm">
          <draw:image xlink:href="Pictures/2000000900001AF90000081775542FA1A3953864.svm" xlink:type="simple" xlink:show="embed" xlink:actuate="onLoad" loext:mime-type="image/x-svm">
            <text:p/>
          </draw:image>
          <draw:image xlink:href="Pictures/10000200000001050000004E9A17D58611538124.png" xlink:type="simple" xlink:show="embed" xlink:actuate="onLoad" loext:mime-type="image/png"/>
        </draw:frame>
      </draw:page>
      <draw:page draw:name="page2" draw:style-name="dp1" draw:master-page-name="Default">
        <draw:frame draw:style-name="gr2" draw:text-style-name="P2" draw:layer="layout" svg:width="9.749cm" svg:height="8.978cm" svg:x="10.297cm" svg:y="6.878cm">
          <draw:image xlink:href="Pictures/2000000B00002616000023138A200924ADB4D44D.svm" xlink:type="simple" xlink:show="embed" xlink:actuate="onLoad" loext:mime-type="image/x-svm">
            <text:p/>
          </draw:image>
          <draw:image xlink:href="Pictures/100002000000017100000153AE84779DA1C96DE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0:27:24.695000000</meta:creation-date>
    <dc:date>2020-04-05T10:36:50.386000000</dc:date>
    <meta:editing-duration>PT6M41S</meta:editing-duration>
    <meta:editing-cycles>2</meta:editing-cycles>
    <meta:generator>LibreOffice/6.2.1.2$Windows_X86_64 LibreOffice_project/7bcb35dc3024a62dea0caee87020152d1ee96e71</meta:generator>
    <meta:document-statistic meta:object-count="4"/>
  </office:meta>
</office:document-meta>
</file>